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/>
    </style:style>
    <style:style style:name="P2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P25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font-variant="normal" fo:text-transform="none" fo:color="#339900" style:font-name="Consolas" fo:font-size="9pt" fo:letter-spacing="normal" fo:font-style="normal" fo:font-weight="normal" fo:background-color="#ffffff" style:font-name-asian="Times New Roman1" style:font-size-asian="10pt" style:font-weight-asian="bold" style:font-name-complex="Times New Roman1" style:font-size-complex="10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27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8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bcda7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-color="#ffffff"/>
      <style:paragraph-properties fo:line-height="100%" fo:text-align="justify" style:justify-single-word="false" fo:orphans="0" fo:widows="0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paragraph-rsid="0014fe6d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rsid="002125fc" officeooo:paragraph-rsid="002125fc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7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ce9178" style:font-name="Droid Sans Mono" fo:font-size="10.5pt" fo:font-weight="normal" fo:background-color="#1e1e1e"/>
    </style:style>
    <style:style style:name="P39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ce9178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5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00808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6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7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8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1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officeooo:paragraph-rsid="00328a42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2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3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5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6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7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officeooo:rsid="00344734" style:font-name-asian="Times New Roman1" style:font-size-asian="14pt" style:font-name-complex="Times New Roman1" style:font-size-complex="14pt"/>
    </style:style>
    <style:style style:name="T5" style:family="text">
      <style:text-properties fo:color="#008000"/>
    </style:style>
    <style:style style:name="T6" style:family="text">
      <style:text-properties fo:color="#008000" style:font-name="Consolas" fo:font-size="9pt" fo:font-style="normal" fo:font-weight="normal"/>
    </style:style>
    <style:style style:name="T7" style:family="text">
      <style:text-properties fo:color="#000080" style:font-name="Consolas" fo:font-size="9pt" fo:font-style="normal" fo:font-weight="normal"/>
    </style:style>
    <style:style style:name="T8" style:family="text">
      <style:text-properties fo:color="#008080"/>
    </style:style>
    <style:style style:name="T9" style:family="text">
      <style:text-properties fo:color="#008080" style:font-name="Consolas" fo:font-size="9pt" fo:font-style="normal" fo:font-weight="normal"/>
    </style:style>
    <style:style style:name="T10" style:family="text">
      <style:text-properties fo:color="#0000ff"/>
    </style:style>
    <style:style style:name="T11" style:family="text">
      <style:text-properties fo:color="#0000ff" style:font-name="Consolas" fo:font-size="9pt" fo:font-style="normal" fo:font-weight="normal"/>
    </style:style>
    <style:style style:name="T12" style:family="text">
      <style:text-properties officeooo:rsid="0014fe6d"/>
    </style:style>
    <style:style style:name="T13" style:family="text">
      <style:text-properties officeooo:rsid="0016d866"/>
    </style:style>
    <style:style style:name="T14" style:family="text">
      <style:text-properties officeooo:rsid="00174ac9"/>
    </style:style>
    <style:style style:name="T15" style:family="text">
      <style:text-properties officeooo:rsid="00177b81"/>
    </style:style>
    <style:style style:name="T16" style:family="text">
      <style:text-properties officeooo:rsid="00190ebb"/>
    </style:style>
    <style:style style:name="T17" style:family="text">
      <style:text-properties officeooo:rsid="001bcda7"/>
    </style:style>
    <style:style style:name="T18" style:family="text">
      <style:text-properties officeooo:rsid="0020b146"/>
    </style:style>
    <style:style style:name="T19" style:family="text">
      <style:text-properties officeooo:rsid="002125fc"/>
    </style:style>
    <style:style style:name="T20" style:family="text">
      <style:text-properties style:font-name="Consolas" fo:font-size="9pt" fo:font-style="normal" fo:font-weight="normal"/>
    </style:style>
    <style:style style:name="T21" style:family="text">
      <style:text-properties fo:color="#0000dd"/>
    </style:style>
    <style:style style:name="T22" style:family="text">
      <style:text-properties fo:color="#0000dd" style:font-name="Consolas" fo:font-size="9pt" fo:font-style="normal" fo:font-weight="normal"/>
    </style:style>
    <style:style style:name="T23" style:family="text">
      <style:text-properties fo:color="#007788"/>
    </style:style>
    <style:style style:name="T24" style:family="text">
      <style:text-properties fo:color="#007788" style:font-name="Consolas" fo:font-size="9pt" fo:font-style="normal" fo:font-weight="normal"/>
    </style:style>
    <style:style style:name="T25" style:family="text">
      <style:text-properties fo:color="#ff0000" style:font-name="Consolas" fo:font-size="9pt" fo:font-style="normal" fo:font-weight="normal"/>
    </style:style>
    <style:style style:name="T26" style:family="text">
      <style:text-properties officeooo:rsid="0024b515"/>
    </style:style>
    <style:style style:name="T27" style:family="text">
      <style:text-properties fo:color="#000040"/>
    </style:style>
    <style:style style:name="T28" style:family="text">
      <style:text-properties fo:color="#000040" style:font-name="Consolas" fo:font-size="9pt" fo:font-style="normal" fo:font-weight="normal"/>
    </style:style>
    <style:style style:name="T29" style:family="text">
      <style:text-properties officeooo:rsid="00268c1f"/>
    </style:style>
    <style:style style:name="T30" style:family="text">
      <style:text-properties fo:color="#339900" style:font-name="Consolas" fo:font-size="9pt" fo:font-style="normal" fo:font-weight="normal" style:font-name-asian="Times New Roman1" style:font-size-asian="10pt" style:font-weight-asian="bold" style:font-name-complex="Times New Roman1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1</text:p>
      <text:p text:style-name="P8">Тема: Простые классы на языке С++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<text:span text:style-name="T12">Кудинов Сергей</text:span> 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3790500131" text:style-name="WWNum2">
        <text:list-item>
          <text:p text:style-name="P39">Постановка задачи</text:p>
        </text:list-item>
      </text:list>
      <text:p text:style-name="P19">Создать класс vector3D, задаваемый тройкой координат. Обязательно должны быть реализованы: операции сложения и вычитания векторов, векторное произведение векторов, скалярное произведение векторов, умножения на скаляр, сравнение векторов на совпадение, вычисление длины вектора, сравнение длины векторов, вычисление угла между векторами.</text:p>
      <text:p text:style-name="P2"/>
      <text:list xml:id="list150254985196199" text:continue-numbering="true" text:style-name="WWNum2">
        <text:list-item>
          <text:p text:style-name="P39">Репозиторий github</text:p>
        </text:list-item>
      </text:list>
      <text:p text:style-name="P17"><text:span text:style-name="T2"><text:tab/></text:span><text:a xlink:type="simple" xlink:href="https://github.com/StormStudioAndroid2/oop_exercise_1" text:style-name="Internet_20_link" text:visited-style-name="Visited_20_Internet_20_Link"><text:span text:style-name="ListLabel_20_19"><text:span text:style-name="T3">https://github.com/StormStudioAndroid2/oop_exercise_</text:span></text:span></text:a><text:a xlink:type="simple" xlink:href="https://github.com/StormStudioAndroid2/oop_exercise_1" text:style-name="Internet_20_link" text:visited-style-name="Visited_20_Internet_20_Link"><text:span text:style-name="ListLabel_20_19"><text:span text:style-name="T4">0</text:span></text:span></text:a><text:a xlink:type="simple" xlink:href="https://github.com/StormStudioAndroid2/oop_exercise_1" text:style-name="Internet_20_link" text:visited-style-name="Visited_20_Internet_20_Link"><text:span text:style-name="ListLabel_20_19"><text:span text:style-name="T3">1</text:span></text:span></text:a></text:p>
      <text:p text:style-name="P13"/>
      <text:list xml:id="list150254750657476" text:continue-numbering="true" text:style-name="WWNum2">
        <text:list-item>
          <text:p text:style-name="P40">Описание программы </text:p>
        </text:list-item>
      </text:list>
      <text:p text:style-name="P31">Реализован класс <text:span text:style-name="T12">V</text:span>ector3D, в котором хранятся <text:span text:style-name="T12">три</text:span> переменные, отображающие <text:span text:style-name="T12">координаты</text:span>. Написаны Get функции для <text:span text:style-name="T12">их получения.</text:span> Также реализованы функции, указанные в задании, для получения суммы и разности(<text:span text:style-name="T13">plus</text:span>, <text:span text:style-name="T13">minus</text:span>), и для сравнения различных объектов класса(<text:span text:style-name="T14">e</text:span>qual). Функции <text:span text:style-name="T15">plus</text:span> и <text:span text:style-name="T15">minus</text:span> возвращают <text:span text:style-name="T15">вектор. Реализованы векторное произведение, скалярное, произведение на число(vectorPow, scalarPow, lambdaPow). В начале выводится сложение первого и второго вектора, затем их вычитание, затем – величина угла между ними, затем длины первого и второго вектора, затем – равны они или нет. Последним выводится значение длины вектора, полученного в результате векторного произведения. Каждая величина выводится с новой строки.</text:span></text:p>
      <text:p text:style-name="P19"/>
      <text:p text:style-name="P20"/>
      <text:list xml:id="list150255435133120" text:continue-numbering="true" text:style-name="WWNum2">
        <text:list-item>
          <text:p text:style-name="P43">Набор testcases</text:p>
        </text:list-item>
      </text:list>
      <text:p text:style-name="P21"><text:span text:style-name="T2">Тестовые файлы:</text:span><text:span text:style-name="T1"> test_01.test</text:span><text:span text:style-name="T2">, </text:span><text:span text:style-name="T1">test_02.test, test_03.test</text:span></text:p>
      <text:p text:style-name="P28">test_01.test:</text:p>
      <text:p text:style-name="P22">1 1 1</text:p>
      <text:p text:style-name="P22">-1 -1 -1</text:p>
      <text:p text:style-name="P22">Проверка правильности <text:span text:style-name="T16">для коллинеарных векторов с противоположным направлением</text:span></text:p>
      <text:p text:style-name="P18">Результат работы программы</text:p>
      <text:p text:style-name="P32">0 0 0</text:p>
      <text:p text:style-name="P32">2 2 2</text:p>
      <text:p text:style-name="P32"><text:soft-page-break/>180</text:p>
      <text:p text:style-name="P32">1.73205</text:p>
      <text:p text:style-name="P32">1.73205</text:p>
      <text:p text:style-name="P32">Not equal</text:p>
      <text:p text:style-name="P32">0</text:p>
      <text:p text:style-name="P29">test_02.test :</text:p>
      <text:p text:style-name="P34">1 2 3</text:p>
      <text:p text:style-name="P34">4 5 6</text:p>
      <text:p text:style-name="P22">Проверка корректности работы <text:span text:style-name="T17">для случайных векторов</text:span></text:p>
      <text:p text:style-name="P18">Результат работы программы</text:p>
      <text:p text:style-name="P33">5 7 9</text:p>
      <text:p text:style-name="P33">-3 -3 -3</text:p>
      <text:p text:style-name="P33">12.9332</text:p>
      <text:p text:style-name="P33">3.74166</text:p>
      <text:p text:style-name="P33">8.77496</text:p>
      <text:p text:style-name="P33">Not equal</text:p>
      <text:p text:style-name="P33">7.34847</text:p>
      <text:p text:style-name="P28">test_03.<text:span text:style-name="T18">test:</text:span></text:p>
      <text:p text:style-name="P35">1 1 1</text:p>
      <text:p text:style-name="P35">1 1 1</text:p>
      <text:p text:style-name="P22">Проверка корректности работы операций сложения и вычитания для <text:span text:style-name="T19">равных векторов</text:span></text:p>
      <text:p text:style-name="P18">Результат работы программы</text:p>
      <text:p text:style-name="P33">2 2 2</text:p>
      <text:p text:style-name="P33">0 0 0</text:p>
      <text:p text:style-name="P33"><text:soft-page-break/>0</text:p>
      <text:p text:style-name="P33">1.73205</text:p>
      <text:p text:style-name="P33">1.73205</text:p>
      <text:p text:style-name="P33">Equal</text:p>
      <text:p text:style-name="P33">0</text:p>
      <text:p text:style-name="P21"/>
      <text:list xml:id="list150254538531886" text:continue-numbering="true" text:style-name="WWNum2">
        <text:list-item>
          <text:p text:style-name="P42">Результаты выполнения тестов</text:p>
        </text:list-item>
      </text:list>
      <text:p text:style-name="P22">Все тесты успешно пройдены, программа выдаёт верные результаты, корректно обрабатывает время.</text:p>
      <text:p text:style-name="P3"/>
      <text:list xml:id="list150255680257469" text:continue-numbering="true" text:style-name="WWNum2">
        <text:list-item>
          <text:p text:style-name="P40">Листинг программы</text:p>
        </text:list-item>
      </text:list>
      <text:p text:style-name="P14"/>
      <text:p text:style-name="P16">main.cpp</text:p>
      <text:p text:style-name="P44">#include&lt;iostream&gt;</text:p>
      <text:list xml:id="list3795088480" text:style-name="L1">
        <text:list-item>
          <text:p text:style-name="P46">#include "Vector3D.h"</text:p>
        </text:list-item>
        <text:list-item>
          <text:p text:style-name="P46">#include &lt;iomanip&gt;</text:p>
        </text:list-item>
        <text:list-item>
          <text:p text:style-name="P49"> </text:p>
        </text:list-item>
        <text:list-item>
          <text:p text:style-name="P53"><text:span text:style-name="T10">int</text:span> main<text:span text:style-name="T5">()</text:span> <text:span text:style-name="T5">{</text:span></text:p>
        </text:list-item>
        <text:list-item>
          <text:p text:style-name="P49">    <text:span text:style-name="T11">int</text:span><text:span text:style-name="T20"> x1,x2,y1,y2,z1,z2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in</text:span><text:span text:style-name="T20"> </text:span><text:span text:style-name="T7">&gt;&gt;</text:span><text:span text:style-name="T20"> x1 </text:span><text:span text:style-name="T7">&gt;&gt;</text:span><text:span text:style-name="T20"> y1 </text:span><text:span text:style-name="T7">&gt;&gt;</text:span><text:span text:style-name="T20"> z1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in</text:span><text:span text:style-name="T20"> </text:span><text:span text:style-name="T7">&gt;&gt;</text:span><text:span text:style-name="T20"> x2 </text:span><text:span text:style-name="T7">&gt;&gt;</text:span><text:span text:style-name="T20"> y2 </text:span><text:span text:style-name="T7">&gt;&gt;</text:span><text:span text:style-name="T20"> z2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out</text:span><text:span text:style-name="T20">.</text:span><text:span text:style-name="T24">precision</text:span><text:span text:style-name="T6">(</text:span><text:span text:style-name="T22">6</text:span><text:span text:style-name="T6">)</text:span><text:span text:style-name="T9">;</text:span></text:p>
        </text:list-item>
        <text:list-item>
          <text:p text:style-name="P49">    <text:span text:style-name="T20">Vector3D vector1</text:span><text:span text:style-name="T6">(</text:span><text:span text:style-name="T20">x1,y1,z1</text:span><text:span text:style-name="T6">)</text:span><text:span text:style-name="T9">;</text:span></text:p>
        </text:list-item>
        <text:list-item>
          <text:p text:style-name="P49">    <text:span text:style-name="T20">Vector3D vector2</text:span><text:span text:style-name="T6">(</text:span><text:span text:style-name="T20">x2,y2,z2</text:span><text:span text:style-name="T6">)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vector1.</text:span><text:span text:style-name="T24">plus</text:span><text:span text:style-name="T6">(</text:span><text:span text:style-name="T20">vector2</text:span><text:span text:style-name="T6">)</text:span><text:span text:style-name="T20">.</text:span><text:span text:style-name="T24">getX</text:span><text:span text:style-name="T6">()</text:span><text:span text:style-name="T20"> </text:span><text:span text:style-name="T7">&lt;&lt;</text:span><text:span text:style-name="T20"> </text:span><text:span text:style-name="T25">" "</text:span><text:span text:style-name="T20"> </text:span><text:span text:style-name="T7">&lt;&lt;</text:span><text:span text:style-name="T20"> vector1.</text:span><text:span text:style-name="T24">plus</text:span><text:span text:style-name="T6">(</text:span><text:span text:style-name="T20">vector2</text:span><text:span text:style-name="T6">)</text:span><text:span text:style-name="T20">.</text:span><text:span text:style-name="T24">getY</text:span><text:span text:style-name="T6">()</text:span><text:span text:style-name="T20"> </text:span><text:span text:style-name="T7">&lt;&lt;</text:span><text:span text:style-name="T20"> </text:span><text:span text:style-name="T25">" "</text:span><text:span text:style-name="T20"> </text:span><text:span text:style-name="T7">&lt;&lt;</text:span><text:span text:style-name="T20"> vector1.</text:span><text:span text:style-name="T24">plus</text:span><text:span text:style-name="T6">(</text:span><text:span text:style-name="T20">vector2</text:span><text:span text:style-name="T6">)</text:span><text:span text:style-name="T20">.</text:span><text:span text:style-name="T24">getZ</text:span><text:span text:style-name="T6">()</text:span><text:span text:style-name="T20"> </text:span><text:span text:style-name="T7">&lt;&lt;</text:span><text:span text:style-name="T20"> std</text:span><text:span text:style-name="T9">::</text:span><text:span text:style-name="T24">endl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vector1.</text:span><text:span text:style-name="T24">minus</text:span><text:span text:style-name="T6">(</text:span><text:span text:style-name="T20">vector2</text:span><text:span text:style-name="T6">)</text:span><text:span text:style-name="T20">.</text:span><text:span text:style-name="T24">getX</text:span><text:span text:style-name="T6">()</text:span><text:span text:style-name="T20"> </text:span><text:span text:style-name="T7">&lt;&lt;</text:span><text:span text:style-name="T20"> </text:span><text:span text:style-name="T25">" "</text:span><text:span text:style-name="T20"> </text:span><text:span text:style-name="T7">&lt;&lt;</text:span><text:span text:style-name="T20"> vector1.</text:span><text:span text:style-name="T24">minus</text:span><text:span text:style-name="T6">(</text:span><text:span text:style-name="T20">vector2</text:span><text:span text:style-name="T6">)</text:span><text:span text:style-name="T20">.</text:span><text:span text:style-name="T24">getY</text:span><text:span text:style-name="T6">()</text:span><text:span text:style-name="T20"> </text:span><text:span text:style-name="T7">&lt;&lt;</text:span><text:span text:style-name="T20"> </text:span><text:span text:style-name="T25">" "</text:span><text:span text:style-name="T20"> </text:span><text:span text:style-name="T7">&lt;&lt;</text:span><text:span text:style-name="T20"> vector1.</text:span><text:span text:style-name="T24">minus</text:span><text:span text:style-name="T6">(</text:span><text:span text:style-name="T20">vector2</text:span><text:span text:style-name="T6">)</text:span><text:span text:style-name="T20">.</text:span><text:span text:style-name="T24">getZ</text:span><text:span text:style-name="T6">()</text:span><text:span text:style-name="T20"> </text:span><text:span text:style-name="T7">&lt;&lt;</text:span><text:span text:style-name="T20">  std</text:span><text:span text:style-name="T9">::</text:span><text:span text:style-name="T24">endl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vector1.</text:span><text:span text:style-name="T24">getAngle</text:span><text:span text:style-name="T6">(</text:span><text:span text:style-name="T20">vector2</text:span><text:span text:style-name="T6">)</text:span><text:span text:style-name="T20"> </text:span><text:span text:style-name="T7">&lt;&lt;</text:span><text:span text:style-name="T20">  std</text:span><text:span text:style-name="T9">::</text:span><text:span text:style-name="T24">endl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vector1.</text:span><text:span text:style-name="T24">getLength</text:span><text:span text:style-name="T6">()</text:span><text:span text:style-name="T20"> </text:span><text:span text:style-name="T7">&lt;&lt;</text:span><text:span text:style-name="T20">  std</text:span><text:span text:style-name="T9">::</text:span><text:span text:style-name="T24">endl</text:span><text:span text:style-name="T9">;</text:span></text:p>
        </text:list-item>
        <text:list-item>
          <text:p text:style-name="P49">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vector2.</text:span><text:span text:style-name="T24">getLength</text:span><text:span text:style-name="T6">()</text:span><text:span text:style-name="T20"> </text:span><text:span text:style-name="T7">&lt;&lt;</text:span><text:span text:style-name="T20">  std</text:span><text:span text:style-name="T9">::</text:span><text:span text:style-name="T24">endl</text:span><text:span text:style-name="T9">;</text:span></text:p>
        </text:list-item>
        <text:list-item>
          <text:p text:style-name="P49">        <text:span text:style-name="T11">if</text:span><text:span text:style-name="T20"> </text:span><text:span text:style-name="T6">(</text:span><text:span text:style-name="T20">vector1.</text:span><text:span text:style-name="T24">isEqual</text:span><text:span text:style-name="T6">(</text:span><text:span text:style-name="T20">vector2</text:span><text:span text:style-name="T6">))</text:span><text:span text:style-name="T20"> </text:span><text:span text:style-name="T6">{</text:span></text:p>
        </text:list-item>
        <text:list-item>
          <text:p text:style-name="P49">    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</text:span><text:span text:style-name="T25">"Equal"</text:span><text:span text:style-name="T20"> </text:span><text:span text:style-name="T7">&lt;&lt;</text:span><text:span text:style-name="T20">  std</text:span><text:span text:style-name="T9">::</text:span><text:span text:style-name="T24">endl</text:span><text:span text:style-name="T9">;</text:span></text:p>
        </text:list-item>
        <text:list-item>
          <text:p text:style-name="P49">        <text:span text:style-name="T6">}</text:span><text:span text:style-name="T20"> </text:span><text:span text:style-name="T11">else</text:span><text:span text:style-name="T20"> </text:span><text:span text:style-name="T6">{</text:span></text:p>
        </text:list-item>
        <text:list-item>
          <text:p text:style-name="P49">        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</text:span><text:span text:style-name="T25">"Not equal"</text:span><text:span text:style-name="T20"> </text:span><text:span text:style-name="T7">&lt;&lt;</text:span><text:span text:style-name="T20">  std</text:span><text:span text:style-name="T9">::</text:span><text:span text:style-name="T24">endl</text:span><text:span text:style-name="T9">;</text:span></text:p>
        </text:list-item>
        <text:list-item>
          <text:p text:style-name="P49">        <text:span text:style-name="T6">}</text:span></text:p>
        </text:list-item>
        <text:list-item>
          <text:p text:style-name="P49">         <text:span text:style-name="T20">std</text:span><text:span text:style-name="T9">::</text:span><text:span text:style-name="T22">cout</text:span><text:span text:style-name="T20"> </text:span><text:span text:style-name="T7">&lt;&lt;</text:span><text:span text:style-name="T20"> vector1.</text:span><text:span text:style-name="T24">crossProduct</text:span><text:span text:style-name="T6">(</text:span><text:span text:style-name="T20">vector2</text:span><text:span text:style-name="T6">)</text:span><text:span text:style-name="T20">.</text:span><text:span text:style-name="T24">getLength</text:span><text:span text:style-name="T6">()</text:span><text:span text:style-name="T20"> </text:span><text:span text:style-name="T7">&lt;&lt;</text:span><text:span text:style-name="T20">  std</text:span><text:span text:style-name="T9">::</text:span><text:span text:style-name="T24">endl</text:span><text:span text:style-name="T9">;</text:span></text:p>
        </text:list-item>
        <text:list-item>
          <text:p text:style-name="P49">        <text:span text:style-name="T11">return</text:span><text:span text:style-name="T20"> </text:span><text:span text:style-name="T22">0</text:span><text:span text:style-name="T9">;</text:span></text:p>
        </text:list-item>
        <text:list-item>
          <text:p text:style-name="P56">}</text:p>
        </text:list-item>
      </text:list>
      <text:p text:style-name="P38"/>
      <text:p text:style-name="P36"/>
      <text:p text:style-name="P24"><text:soft-page-break/></text:p>
      <text:p text:style-name="P30"><text:span text:style-name="T26">Vector3D</text:span><text:bookmark-start text:name="__DdeLink__2335_150959209"/>.h</text:p>
      <text:p text:style-name="P58"><text:bookmark-end text:name="__DdeLink__2335_150959209"/></text:p>
      <text:p text:style-name="P45"><text:s text:c="2"/>#include &lt;iostream&gt;</text:p>
      <text:list xml:id="list832938688" text:style-name="L2">
        <text:list-item>
          <text:p text:style-name="P47">#include &lt;cmath&gt;</text:p>
        </text:list-item>
        <text:list-item>
          <text:p text:style-name="P50"> </text:p>
        </text:list-item>
        <text:list-item>
          <text:p text:style-name="P50"> </text:p>
        </text:list-item>
        <text:list-item>
          <text:p text:style-name="P54"><text:span text:style-name="T10">class</text:span> Vector3D</text:p>
        </text:list-item>
        <text:list-item>
          <text:p text:style-name="P57">{</text:p>
        </text:list-item>
        <text:list-item>
          <text:p text:style-name="P54"><text:span text:style-name="T10">private</text:span><text:span text:style-name="T8">:</text:span></text:p>
        </text:list-item>
        <text:list-item>
          <text:p text:style-name="P50">    <text:span text:style-name="T11">double</text:span><text:span text:style-name="T20"> x</text:span><text:span text:style-name="T9">;</text:span></text:p>
        </text:list-item>
        <text:list-item>
          <text:p text:style-name="P50">    <text:span text:style-name="T11">double</text:span><text:span text:style-name="T20"> y</text:span><text:span text:style-name="T9">;</text:span></text:p>
        </text:list-item>
        <text:list-item>
          <text:p text:style-name="P50">    <text:span text:style-name="T11">double</text:span><text:span text:style-name="T20"> z</text:span><text:span text:style-name="T9">;</text:span></text:p>
        </text:list-item>
        <text:list-item>
          <text:p text:style-name="P50"> </text:p>
        </text:list-item>
        <text:list-item>
          <text:p text:style-name="P50"> <text:span text:style-name="T11">public</text:span><text:span text:style-name="T9">:</text:span></text:p>
        </text:list-item>
        <text:list-item>
          <text:p text:style-name="P50">    <text:span text:style-name="T20">Vector3D</text:span><text:span text:style-name="T6">(</text:span><text:span text:style-name="T11">double</text:span><text:span text:style-name="T20"> x,</text:span><text:span text:style-name="T11">double</text:span><text:span text:style-name="T20"> y,</text:span><text:span text:style-name="T11">double</text:span><text:span text:style-name="T20"> z</text:span><text:span text:style-name="T6">)</text:span><text:span text:style-name="T9">;</text:span></text:p>
        </text:list-item>
        <text:list-item>
          <text:p text:style-name="P50">    <text:span text:style-name="T20">Vector3D</text:span><text:span text:style-name="T6">()</text:span><text:span text:style-name="T9">;</text:span></text:p>
        </text:list-item>
        <text:list-item>
          <text:p text:style-name="P50">    <text:span text:style-name="T20">Vector3D plus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9">;</text:span></text:p>
        </text:list-item>
        <text:list-item>
          <text:p text:style-name="P50">    <text:span text:style-name="T20">Vector3D minus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9">;</text:span></text:p>
        </text:list-item>
        <text:list-item>
          <text:p text:style-name="P50">    <text:span text:style-name="T20">Vector3D crossProduct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9">;</text:span></text:p>
        </text:list-item>
        <text:list-item>
          <text:p text:style-name="P50">    <text:span text:style-name="T11">void</text:span><text:span text:style-name="T20"> lambdaProduct</text:span><text:span text:style-name="T6">(</text:span><text:span text:style-name="T11">double</text:span><text:span text:style-name="T20"> lambda</text:span><text:span text:style-name="T6">)</text:span><text:span text:style-name="T9">;</text:span></text:p>
        </text:list-item>
        <text:list-item>
          <text:p text:style-name="P50">    <text:span text:style-name="T11">double</text:span><text:span text:style-name="T20"> scalarProduct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9">;</text:span></text:p>
        </text:list-item>
        <text:list-item>
          <text:p text:style-name="P50">    <text:span text:style-name="T11">bool</text:span><text:span text:style-name="T20"> isEqual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9">;</text:span></text:p>
        </text:list-item>
        <text:list-item>
          <text:p text:style-name="P50">    <text:span text:style-name="T11">double</text:span><text:span text:style-name="T20"> getLength</text:span><text:span text:style-name="T6">()</text:span><text:span text:style-name="T9">;</text:span></text:p>
        </text:list-item>
        <text:list-item>
          <text:p text:style-name="P50">    <text:span text:style-name="T11">double</text:span><text:span text:style-name="T20"> getAngle</text:span><text:span text:style-name="T6">(</text:span><text:span text:style-name="T20"> Vector3D</text:span><text:span text:style-name="T28">&amp;</text:span><text:span text:style-name="T20"> vector</text:span><text:span text:style-name="T6">)</text:span><text:span text:style-name="T9">;</text:span></text:p>
        </text:list-item>
        <text:list-item>
          <text:p text:style-name="P50">    <text:span text:style-name="T11">double</text:span><text:span text:style-name="T20"> getX</text:span><text:span text:style-name="T6">()</text:span><text:span text:style-name="T9">;</text:span></text:p>
        </text:list-item>
        <text:list-item>
          <text:p text:style-name="P50">    <text:span text:style-name="T11">double</text:span><text:span text:style-name="T20"> getY</text:span><text:span text:style-name="T6">()</text:span><text:span text:style-name="T9">;</text:span></text:p>
        </text:list-item>
        <text:list-item>
          <text:p text:style-name="P50">    <text:span text:style-name="T11">double</text:span><text:span text:style-name="T20"> getZ</text:span><text:span text:style-name="T6">()</text:span><text:span text:style-name="T9">;</text:span></text:p>
        </text:list-item>
        <text:list-item>
          <text:p text:style-name="P50"> </text:p>
        </text:list-item>
        <text:list-item>
          <text:p text:style-name="P54"><text:span text:style-name="T5">}</text:span><text:span text:style-name="T8">;</text:span></text:p>
        </text:list-item>
      </text:list>
      <text:p text:style-name="P45"/>
      <text:p text:style-name="P23"/>
      <text:p text:style-name="P25"/>
      <text:p text:style-name="P4"><text:span text:style-name="T29">Vector3D</text:span>.cpp</text:p>
      <text:p text:style-name="P26"/>
      <text:list xml:id="list2974744366" text:style-name="L3">
        <text:list-item>
          <text:p text:style-name="P51">  <text:span text:style-name="T30">#include "Vector3D.h"</text:span></text:p>
        </text:list-item>
        <text:list-item>
          <text:p text:style-name="P48"><text:s text:c="2"/>#include &lt;iostream&gt;</text:p>
        </text:list-item>
        <text:list-item>
          <text:p text:style-name="P48"><text:s text:c="2"/>#include &lt;cmath&gt;</text:p>
        </text:list-item>
        <text:list-item>
          <text:p text:style-name="P52"> </text:p>
        </text:list-item>
        <text:list-item>
          <text:p text:style-name="P52"/>
        </text:list-item>
        <text:list-item>
          <text:p text:style-name="P55">Vector3D<text:span text:style-name="T8">::</text:span><text:span text:style-name="T23">Vector3D</text:span><text:span text:style-name="T5">(</text:span><text:span text:style-name="T10">double</text:span> x,<text:span text:style-name="T10">double</text:span> y,<text:span text:style-name="T10">double</text:span> z<text:span text:style-name="T5">)</text:span></text:p>
        </text:list-item>
        <text:list-item>
          <text:p text:style-name="P55"><text:span text:style-name="T8">:</text:span> x<text:span text:style-name="T5">(</text:span>x<text:span text:style-name="T5">)</text:span>, y<text:span text:style-name="T5">(</text:span>y<text:span text:style-name="T5">)</text:span>,z<text:span text:style-name="T5">(</text:span>z<text:span text:style-name="T5">)</text:span> <text:span text:style-name="T5">{}</text:span></text:p>
        </text:list-item>
        <text:list-item>
          <text:p text:style-name="P52">      <text:span text:style-name="T20">Vector3D</text:span><text:span text:style-name="T9">::</text:span><text:span text:style-name="T24">Vector3D</text:span><text:span text:style-name="T6">()</text:span></text:p>
        </text:list-item>
        <text:list-item>
          <text:p text:style-name="P55"><text:span text:style-name="T8">:</text:span> x<text:span text:style-name="T5">(</text:span><text:span text:style-name="T21">0</text:span><text:span text:style-name="T5">)</text:span>, y<text:span text:style-name="T5">(</text:span><text:span text:style-name="T21">0</text:span><text:span text:style-name="T5">)</text:span>,z<text:span text:style-name="T5">(</text:span><text:span text:style-name="T21">0</text:span><text:span text:style-name="T5">)</text:span> <text:span text:style-name="T5">{}</text:span></text:p>
        </text:list-item>
        <text:list-item>
          <text:p text:style-name="P55">Vector3D Vector3D<text:span text:style-name="T8">::</text:span><text:span text:style-name="T23">plus</text:span><text:span text:style-name="T5">(</text:span><text:span text:style-name="T10">const</text:span> Vector3D<text:span text:style-name="T27">&amp;</text:span> vector<text:span text:style-name="T5">)</text:span> <text:span text:style-name="T5">{</text:span></text:p>
        </text:list-item>
        <text:list-item>
          <text:p text:style-name="P52">        <text:span text:style-name="T20">Vector3D result</text:span><text:span text:style-name="T9">;</text:span></text:p>
        </text:list-item>
        <text:list-item>
          <text:p text:style-name="P52">        <text:span text:style-name="T20">result.</text:span><text:span text:style-name="T24">x</text:span><text:span text:style-name="T20"> </text:span><text:span text:style-name="T7">=</text:span><text:span text:style-name="T20"> vector.</text:span><text:span text:style-name="T24">x</text:span><text:span text:style-name="T28">+</text:span><text:span text:style-name="T20">this</text:span><text:span text:style-name="T28">-</text:span><text:span text:style-name="T7">&gt;</text:span><text:span text:style-name="T20">x</text:span><text:span text:style-name="T9">;</text:span></text:p>
        </text:list-item>
        <text:list-item>
          <text:p text:style-name="P52">        <text:span text:style-name="T20">result.</text:span><text:span text:style-name="T24">y</text:span><text:span text:style-name="T20"> </text:span><text:span text:style-name="T7">=</text:span><text:span text:style-name="T20"> vector.</text:span><text:span text:style-name="T24">y</text:span><text:span text:style-name="T28">+</text:span><text:span text:style-name="T20">this</text:span><text:span text:style-name="T28">-</text:span><text:span text:style-name="T7">&gt;</text:span><text:span text:style-name="T20">y</text:span><text:span text:style-name="T9">;</text:span></text:p>
        </text:list-item>
        <text:list-item>
          <text:p text:style-name="P52"><text:soft-page-break/>        <text:span text:style-name="T20">result.</text:span><text:span text:style-name="T24">z</text:span><text:span text:style-name="T20"> </text:span><text:span text:style-name="T7">=</text:span><text:span text:style-name="T20"> vector.</text:span><text:span text:style-name="T24">z</text:span><text:span text:style-name="T28">+</text:span><text:span text:style-name="T20">this</text:span><text:span text:style-name="T28">-</text:span><text:span text:style-name="T7">&gt;</text:span><text:span text:style-name="T20">z</text:span><text:span text:style-name="T9">;</text:span></text:p>
        </text:list-item>
        <text:list-item>
          <text:p text:style-name="P52"> </text:p>
        </text:list-item>
        <text:list-item>
          <text:p text:style-name="P52">        <text:span text:style-name="T11">return</text:span><text:span text:style-name="T20"> result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 <text:span text:style-name="T20">Vector3D Vector3D</text:span><text:span text:style-name="T9">::</text:span><text:span text:style-name="T24">minus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20"> </text:span><text:span text:style-name="T6">{</text:span></text:p>
        </text:list-item>
        <text:list-item>
          <text:p text:style-name="P52">        <text:span text:style-name="T20">Vector3D result</text:span><text:span text:style-name="T9">;</text:span></text:p>
        </text:list-item>
        <text:list-item>
          <text:p text:style-name="P52">        <text:span text:style-name="T20">result.</text:span><text:span text:style-name="T24">x</text:span><text:span text:style-name="T20"> </text:span><text:span text:style-name="T7">=</text:span><text:span text:style-name="T20"> this</text:span><text:span text:style-name="T28">-</text:span><text:span text:style-name="T7">&gt;</text:span><text:span text:style-name="T20">x</text:span><text:span text:style-name="T28">-</text:span><text:span text:style-name="T20">vector.</text:span><text:span text:style-name="T24">x</text:span><text:span text:style-name="T9">;</text:span></text:p>
        </text:list-item>
        <text:list-item>
          <text:p text:style-name="P52">        <text:span text:style-name="T20">result.</text:span><text:span text:style-name="T24">y</text:span><text:span text:style-name="T20"> </text:span><text:span text:style-name="T7">=</text:span><text:span text:style-name="T20"> this</text:span><text:span text:style-name="T28">-</text:span><text:span text:style-name="T7">&gt;</text:span><text:span text:style-name="T20">y</text:span><text:span text:style-name="T28">-</text:span><text:span text:style-name="T20">vector.</text:span><text:span text:style-name="T24">y</text:span><text:span text:style-name="T9">;</text:span></text:p>
        </text:list-item>
        <text:list-item>
          <text:p text:style-name="P52">        <text:span text:style-name="T20">result.</text:span><text:span text:style-name="T24">z</text:span><text:span text:style-name="T20"> </text:span><text:span text:style-name="T7">=</text:span><text:span text:style-name="T20"> this</text:span><text:span text:style-name="T28">-</text:span><text:span text:style-name="T7">&gt;</text:span><text:span text:style-name="T20">z</text:span><text:span text:style-name="T28">-</text:span><text:span text:style-name="T20">vector.</text:span><text:span text:style-name="T24">z</text:span><text:span text:style-name="T9">;</text:span></text:p>
        </text:list-item>
        <text:list-item>
          <text:p text:style-name="P52">        <text:span text:style-name="T11">return</text:span><text:span text:style-name="T20"> result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  <text:span text:style-name="T20">Vector3D Vector3D</text:span><text:span text:style-name="T9">::</text:span><text:span text:style-name="T24">crossProduct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20"> </text:span><text:span text:style-name="T6">{</text:span></text:p>
        </text:list-item>
        <text:list-item>
          <text:p text:style-name="P52">        <text:span text:style-name="T20">Vector3D result</text:span><text:span text:style-name="T9">;</text:span></text:p>
        </text:list-item>
        <text:list-item>
          <text:p text:style-name="P52">        <text:span text:style-name="T20">result.</text:span><text:span text:style-name="T24">x</text:span><text:span text:style-name="T20"> </text:span><text:span text:style-name="T7">=</text:span><text:span text:style-name="T20"> this</text:span><text:span text:style-name="T28">-</text:span><text:span text:style-name="T7">&gt;</text:span><text:span text:style-name="T20">y</text:span><text:span text:style-name="T28">*</text:span><text:span text:style-name="T20">vector.</text:span><text:span text:style-name="T24">z</text:span><text:span text:style-name="T28">-</text:span><text:span text:style-name="T20">this</text:span><text:span text:style-name="T28">-</text:span><text:span text:style-name="T7">&gt;</text:span><text:span text:style-name="T20">z</text:span><text:span text:style-name="T28">*</text:span><text:span text:style-name="T20">vector.</text:span><text:span text:style-name="T24">y</text:span><text:span text:style-name="T9">;</text:span></text:p>
        </text:list-item>
        <text:list-item>
          <text:p text:style-name="P52">        <text:span text:style-name="T20">result.</text:span><text:span text:style-name="T24">y</text:span><text:span text:style-name="T20"> </text:span><text:span text:style-name="T7">=</text:span><text:span text:style-name="T20"> this</text:span><text:span text:style-name="T28">-</text:span><text:span text:style-name="T7">&gt;</text:span><text:span text:style-name="T20">z</text:span><text:span text:style-name="T28">*</text:span><text:span text:style-name="T20">vector.</text:span><text:span text:style-name="T24">x</text:span><text:span text:style-name="T28">-</text:span><text:span text:style-name="T20">this</text:span><text:span text:style-name="T28">-</text:span><text:span text:style-name="T7">&gt;</text:span><text:span text:style-name="T20">x</text:span><text:span text:style-name="T28">*</text:span><text:span text:style-name="T20">vector.</text:span><text:span text:style-name="T24">z</text:span><text:span text:style-name="T9">;</text:span></text:p>
        </text:list-item>
        <text:list-item>
          <text:p text:style-name="P52">        <text:span text:style-name="T20">result.</text:span><text:span text:style-name="T24">z</text:span><text:span text:style-name="T20"> </text:span><text:span text:style-name="T7">=</text:span><text:span text:style-name="T20"> this</text:span><text:span text:style-name="T28">-</text:span><text:span text:style-name="T7">&gt;</text:span><text:span text:style-name="T20">x</text:span><text:span text:style-name="T28">*</text:span><text:span text:style-name="T20">vector.</text:span><text:span text:style-name="T24">y</text:span><text:span text:style-name="T28">-</text:span><text:span text:style-name="T20">this</text:span><text:span text:style-name="T28">-</text:span><text:span text:style-name="T7">&gt;</text:span><text:span text:style-name="T20">y</text:span><text:span text:style-name="T28">*</text:span><text:span text:style-name="T20">vector.</text:span><text:span text:style-name="T24">x</text:span><text:span text:style-name="T9">;</text:span></text:p>
        </text:list-item>
        <text:list-item>
          <text:p text:style-name="P52"> </text:p>
        </text:list-item>
        <text:list-item>
          <text:p text:style-name="P52">        <text:span text:style-name="T11">return</text:span><text:span text:style-name="T20"> result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 <text:span text:style-name="T11">void</text:span><text:span text:style-name="T20"> Vector3D</text:span><text:span text:style-name="T9">::</text:span><text:span text:style-name="T24">lambdaProduct</text:span><text:span text:style-name="T6">(</text:span><text:span text:style-name="T11">double</text:span><text:span text:style-name="T20"> lambda</text:span><text:span text:style-name="T6">)</text:span><text:span text:style-name="T20"> </text:span><text:span text:style-name="T6">{</text:span></text:p>
        </text:list-item>
        <text:list-item>
          <text:p text:style-name="P52">        <text:span text:style-name="T20">this</text:span><text:span text:style-name="T28">-</text:span><text:span text:style-name="T7">&gt;</text:span><text:span text:style-name="T20">x</text:span><text:span text:style-name="T28">*</text:span><text:span text:style-name="T7">=</text:span><text:span text:style-name="T20">lambda</text:span><text:span text:style-name="T9">;</text:span></text:p>
        </text:list-item>
        <text:list-item>
          <text:p text:style-name="P52">        <text:span text:style-name="T20">this</text:span><text:span text:style-name="T28">-</text:span><text:span text:style-name="T7">&gt;</text:span><text:span text:style-name="T20">y</text:span><text:span text:style-name="T28">*</text:span><text:span text:style-name="T7">=</text:span><text:span text:style-name="T20">lambda</text:span><text:span text:style-name="T9">;</text:span></text:p>
        </text:list-item>
        <text:list-item>
          <text:p text:style-name="P52">        <text:span text:style-name="T20">this</text:span><text:span text:style-name="T28">-</text:span><text:span text:style-name="T7">&gt;</text:span><text:span text:style-name="T20">z</text:span><text:span text:style-name="T28">*</text:span><text:span text:style-name="T7">=</text:span><text:span text:style-name="T20">lambda</text:span><text:span text:style-name="T9">;</text:span></text:p>
        </text:list-item>
        <text:list-item>
          <text:p text:style-name="P52"> </text:p>
        </text:list-item>
        <text:list-item>
          <text:p text:style-name="P52">    <text:span text:style-name="T6">}</text:span></text:p>
        </text:list-item>
        <text:list-item>
          <text:p text:style-name="P52">    <text:span text:style-name="T11">double</text:span><text:span text:style-name="T20"> Vector3D</text:span><text:span text:style-name="T9">::</text:span><text:span text:style-name="T24">scalarProduct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20"> </text:span><text:span text:style-name="T6">{</text:span></text:p>
        </text:list-item>
        <text:list-item>
          <text:p text:style-name="P52">        <text:span text:style-name="T11">return</text:span><text:span text:style-name="T20"> this</text:span><text:span text:style-name="T28">-</text:span><text:span text:style-name="T7">&gt;</text:span><text:span text:style-name="T20">x</text:span><text:span text:style-name="T28">*</text:span><text:span text:style-name="T20">vector.</text:span><text:span text:style-name="T24">x</text:span><text:span text:style-name="T28">+</text:span><text:span text:style-name="T20">this</text:span><text:span text:style-name="T28">-</text:span><text:span text:style-name="T7">&gt;</text:span><text:span text:style-name="T20">y</text:span><text:span text:style-name="T28">*</text:span><text:span text:style-name="T20">vector.</text:span><text:span text:style-name="T24">y</text:span><text:span text:style-name="T28">+</text:span><text:span text:style-name="T20">this</text:span><text:span text:style-name="T28">-</text:span><text:span text:style-name="T7">&gt;</text:span><text:span text:style-name="T20">z</text:span><text:span text:style-name="T28">*</text:span><text:span text:style-name="T20">vector.</text:span><text:span text:style-name="T24">z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 <text:span text:style-name="T11">bool</text:span><text:span text:style-name="T20"> Vector3D</text:span><text:span text:style-name="T9">::</text:span><text:span text:style-name="T24">isEqual</text:span><text:span text:style-name="T6">(</text:span><text:span text:style-name="T11">const</text:span><text:span text:style-name="T20"> Vector3D</text:span><text:span text:style-name="T28">&amp;</text:span><text:span text:style-name="T20"> vector</text:span><text:span text:style-name="T6">)</text:span><text:span text:style-name="T20"> </text:span><text:span text:style-name="T6">{</text:span></text:p>
        </text:list-item>
        <text:list-item>
          <text:p text:style-name="P52">        <text:span text:style-name="T11">return</text:span><text:span text:style-name="T20"> </text:span><text:span text:style-name="T6">(</text:span><text:span text:style-name="T20">this</text:span><text:span text:style-name="T28">-</text:span><text:span text:style-name="T7">&gt;</text:span><text:span text:style-name="T20">x</text:span><text:span text:style-name="T7">==</text:span><text:span text:style-name="T20">vector.</text:span><text:span text:style-name="T24">x</text:span><text:span text:style-name="T20"> </text:span><text:span text:style-name="T28">&amp;&amp;</text:span><text:span text:style-name="T20"> this</text:span><text:span text:style-name="T28">-</text:span><text:span text:style-name="T7">&gt;</text:span><text:span text:style-name="T20">y</text:span><text:span text:style-name="T7">==</text:span><text:span text:style-name="T20">vector.</text:span><text:span text:style-name="T24">y</text:span><text:span text:style-name="T20"> </text:span><text:span text:style-name="T28">&amp;&amp;</text:span><text:span text:style-name="T20"> this</text:span><text:span text:style-name="T28">-</text:span><text:span text:style-name="T7">&gt;</text:span><text:span text:style-name="T20">z</text:span><text:span text:style-name="T7">==</text:span><text:span text:style-name="T20">vector.</text:span><text:span text:style-name="T24">z</text:span><text:span text:style-name="T6">)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 <text:span text:style-name="T11">double</text:span><text:span text:style-name="T20"> Vector3D</text:span><text:span text:style-name="T9">::</text:span><text:span text:style-name="T24">getLength</text:span><text:span text:style-name="T6">()</text:span><text:span text:style-name="T20"> </text:span><text:span text:style-name="T6">{</text:span></text:p>
        </text:list-item>
        <text:list-item>
          <text:p text:style-name="P52">        <text:span text:style-name="T11">return</text:span><text:span text:style-name="T20"> </text:span><text:span text:style-name="T22">sqrt</text:span><text:span text:style-name="T6">(</text:span><text:span text:style-name="T20">this</text:span><text:span text:style-name="T28">-</text:span><text:span text:style-name="T7">&gt;</text:span><text:span text:style-name="T20">x</text:span><text:span text:style-name="T28">*</text:span><text:span text:style-name="T20">this</text:span><text:span text:style-name="T28">-</text:span><text:span text:style-name="T7">&gt;</text:span><text:span text:style-name="T20">x</text:span><text:span text:style-name="T28">+</text:span><text:span text:style-name="T20">this</text:span><text:span text:style-name="T28">-</text:span><text:span text:style-name="T7">&gt;</text:span><text:span text:style-name="T20">y</text:span><text:span text:style-name="T28">*</text:span><text:span text:style-name="T20">this</text:span><text:span text:style-name="T28">-</text:span><text:span text:style-name="T7">&gt;</text:span><text:span text:style-name="T20">y</text:span><text:span text:style-name="T28">+</text:span><text:span text:style-name="T20">this</text:span><text:span text:style-name="T28">-</text:span><text:span text:style-name="T7">&gt;</text:span><text:span text:style-name="T20">z</text:span><text:span text:style-name="T28">*</text:span><text:span text:style-name="T20">this</text:span><text:span text:style-name="T28">-</text:span><text:span text:style-name="T7">&gt;</text:span><text:span text:style-name="T20">z</text:span><text:span text:style-name="T6">)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  </text:p>
        </text:list-item>
        <text:list-item>
          <text:p text:style-name="P52">    <text:span text:style-name="T11">double</text:span><text:span text:style-name="T20"> Vector3D</text:span><text:span text:style-name="T9">::</text:span><text:span text:style-name="T24">getAngle</text:span><text:span text:style-name="T6">(</text:span><text:span text:style-name="T20"> Vector3D</text:span><text:span text:style-name="T28">&amp;</text:span><text:span text:style-name="T20"> vector</text:span><text:span text:style-name="T6">)</text:span><text:span text:style-name="T20"> </text:span><text:span text:style-name="T6">{</text:span></text:p>
        </text:list-item>
        <text:list-item>
          <text:p text:style-name="P52">        <text:span text:style-name="T11">if</text:span><text:span text:style-name="T20"> </text:span><text:span text:style-name="T6">((</text:span><text:span text:style-name="T20">vector.</text:span><text:span text:style-name="T24">getLength</text:span><text:span text:style-name="T6">()</text:span><text:span text:style-name="T7">==</text:span><text:span text:style-name="T22">0</text:span><text:span text:style-name="T6">)</text:span><text:span text:style-name="T20"> </text:span><text:span text:style-name="T28">||</text:span><text:span text:style-name="T20"> </text:span><text:span text:style-name="T6">(</text:span><text:span text:style-name="T20">this</text:span><text:span text:style-name="T28">-</text:span><text:span text:style-name="T7">&gt;</text:span><text:span text:style-name="T20">getLength</text:span><text:span text:style-name="T6">())</text:span><text:span text:style-name="T7">==</text:span><text:span text:style-name="T22">0</text:span><text:span text:style-name="T6">)</text:span><text:span text:style-name="T20"> </text:span><text:span text:style-name="T6">{</text:span></text:p>
        </text:list-item>
        <text:list-item>
          <text:p text:style-name="P52">            <text:span text:style-name="T11">return</text:span><text:span text:style-name="T20"> </text:span><text:span text:style-name="T22">0</text:span><text:span text:style-name="T9">;</text:span></text:p>
        </text:list-item>
        <text:list-item>
          <text:p text:style-name="P52">        <text:span text:style-name="T6">}</text:span></text:p>
        </text:list-item>
        <text:list-item>
          <text:p text:style-name="P52">            <text:span text:style-name="T11">const</text:span><text:span text:style-name="T20"> </text:span><text:span text:style-name="T11">double</text:span><text:span text:style-name="T20"> halfC </text:span><text:span text:style-name="T7">=</text:span><text:span text:style-name="T20"> </text:span><text:span text:style-name="T22">180</text:span><text:span text:style-name="T28">/</text:span><text:span text:style-name="T20">M_PI</text:span><text:span text:style-name="T9">;</text:span></text:p>
        </text:list-item>
        <text:list-item>
          <text:p text:style-name="P52">           <text:span text:style-name="T11">double</text:span><text:span text:style-name="T20"> cos1 </text:span><text:span text:style-name="T7">=</text:span><text:span text:style-name="T20"> </text:span><text:span text:style-name="T6">(</text:span><text:span text:style-name="T20">this</text:span><text:span text:style-name="T28">-</text:span><text:span text:style-name="T7">&gt;</text:span><text:span text:style-name="T20">scalarProduct</text:span><text:span text:style-name="T6">(</text:span><text:span text:style-name="T20">vector</text:span><text:span text:style-name="T6">)</text:span><text:span text:style-name="T28">/</text:span><text:span text:style-name="T6">(</text:span><text:span text:style-name="T20">this</text:span><text:span text:style-name="T28">-</text:span><text:span text:style-name="T7">&gt;</text:span><text:span text:style-name="T20">getLength</text:span><text:span text:style-name="T6">()</text:span><text:span text:style-name="T28">*</text:span><text:span text:style-name="T20">vector.</text:span><text:span text:style-name="T24">getLength</text:span><text:span text:style-name="T6">()))</text:span><text:span text:style-name="T20"> </text:span><text:span text:style-name="T9">;</text:span></text:p>
        </text:list-item>
        <text:list-item>
          <text:p text:style-name="P52">           <text:span text:style-name="T11">if</text:span><text:span text:style-name="T20"> </text:span><text:span text:style-name="T6">(</text:span><text:span text:style-name="T20">cos1 </text:span><text:span text:style-name="T7">&lt;</text:span><text:span text:style-name="T20"> </text:span><text:span text:style-name="T28">-</text:span><text:span text:style-name="T22">1</text:span><text:span text:style-name="T6">)</text:span><text:span text:style-name="T20"> </text:span><text:span text:style-name="T6">{</text:span></text:p>
        </text:list-item>
        <text:list-item>
          <text:p text:style-name="P52">               <text:span text:style-name="T11">return</text:span><text:span text:style-name="T20"> </text:span><text:span text:style-name="T22">180</text:span><text:span text:style-name="T9">;</text:span></text:p>
        </text:list-item>
        <text:list-item>
          <text:p text:style-name="P52">           <text:span text:style-name="T6">}</text:span></text:p>
        </text:list-item>
        <text:list-item>
          <text:p text:style-name="P52">           <text:span text:style-name="T11">if</text:span><text:span text:style-name="T20"> </text:span><text:span text:style-name="T6">(</text:span><text:span text:style-name="T20">cos1</text:span><text:span text:style-name="T7">&gt;</text:span><text:span text:style-name="T22">1</text:span><text:span text:style-name="T6">)</text:span><text:span text:style-name="T20"> </text:span><text:span text:style-name="T6">{</text:span></text:p>
        </text:list-item>
        <text:list-item>
          <text:p text:style-name="P52">               <text:span text:style-name="T11">return</text:span><text:span text:style-name="T20"> </text:span><text:span text:style-name="T22">0</text:span><text:span text:style-name="T9">;</text:span></text:p>
        </text:list-item>
        <text:list-item>
          <text:p text:style-name="P52">           <text:span text:style-name="T6">}</text:span></text:p>
        </text:list-item>
        <text:list-item>
          <text:p text:style-name="P52"><text:soft-page-break/>           <text:span text:style-name="T11">return</text:span><text:span text:style-name="T20"> halfC</text:span><text:span text:style-name="T28">*</text:span><text:span text:style-name="T22">acos</text:span><text:span text:style-name="T6">(</text:span><text:span text:style-name="T20">cos1</text:span><text:span text:style-name="T6">)</text:span><text:span text:style-name="T9">;</text:span></text:p>
        </text:list-item>
        <text:list-item>
          <text:p text:style-name="P52">     </text:p>
        </text:list-item>
        <text:list-item>
          <text:p text:style-name="P52">    <text:span text:style-name="T6">}</text:span></text:p>
        </text:list-item>
        <text:list-item>
          <text:p text:style-name="P52"> </text:p>
        </text:list-item>
        <text:list-item>
          <text:p text:style-name="P52">    <text:span text:style-name="T11">double</text:span><text:span text:style-name="T20">  Vector3D</text:span><text:span text:style-name="T9">::</text:span><text:span text:style-name="T24">getX</text:span><text:span text:style-name="T6">()</text:span><text:span text:style-name="T20"> </text:span><text:span text:style-name="T6">{</text:span></text:p>
        </text:list-item>
        <text:list-item>
          <text:p text:style-name="P52">        <text:span text:style-name="T11">return</text:span><text:span text:style-name="T20"> x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 <text:span text:style-name="T11">double</text:span><text:span text:style-name="T20">  Vector3D</text:span><text:span text:style-name="T9">::</text:span><text:span text:style-name="T24">getY</text:span><text:span text:style-name="T6">()</text:span><text:span text:style-name="T20"> </text:span><text:span text:style-name="T6">{</text:span></text:p>
        </text:list-item>
        <text:list-item>
          <text:p text:style-name="P52">        <text:span text:style-name="T11">return</text:span><text:span text:style-name="T20"> y</text:span><text:span text:style-name="T9">;</text:span></text:p>
        </text:list-item>
        <text:list-item>
          <text:p text:style-name="P52">    <text:span text:style-name="T6">}</text:span></text:p>
        </text:list-item>
        <text:list-item>
          <text:p text:style-name="P52">    <text:span text:style-name="T11">double</text:span><text:span text:style-name="T20">  Vector3D</text:span><text:span text:style-name="T9">::</text:span><text:span text:style-name="T24">getZ</text:span><text:span text:style-name="T6">()</text:span><text:span text:style-name="T20"> </text:span><text:span text:style-name="T6">{</text:span></text:p>
        </text:list-item>
        <text:list-item>
          <text:p text:style-name="P52">        <text:span text:style-name="T11">return</text:span><text:span text:style-name="T20"> z</text:span><text:span text:style-name="T9">;</text:span></text:p>
        </text:list-item>
        <text:list-item>
          <text:p text:style-name="P52">    <text:span text:style-name="T6">}</text:span></text:p>
        </text:list-item>
      </text:list>
      <text:p text:style-name="P27"/>
      <text:list xml:id="list150254758242447" text:continue-list="list150255680257469" text:style-name="WWNum2">
        <text:list-item>
          <text:p text:style-name="P40">Вывод</text:p>
        </text:list-item>
      </text:list>
      <text:p text:style-name="P14"><text:tab/>Реализована программа, включающая в себя простой класс с методами и переменными. Также получены навыки работы с git и cmake.</text:p>
      <text:p text:style-name="P14"><text:s/></text:p>
      <text:p text:style-name="P15">Список литературы</text:p>
      <text:p text:style-name="P15"/>
      <text:list xml:id="list2328546406" text:style-name="WWNum1">
        <text:list-item>
          <text:p text:style-name="P41">Шилдт, Герберт. С++: базовый курс, 3-е изд. : Пер. с англ. - М. : ООО “И.Д. Вильямс”, 2018. - 624 с. : ил. - Парал. тит. англ.</text:p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9-27T15:02:54.163809923</dc:date>
    <meta:editing-cycles>28</meta:editing-cycles>
    <meta:editing-duration>PT1H23M57S</meta:editing-duration>
    <meta:generator>LibreOffice/6.0.7.3$Linux_X86_64 LibreOffice_project/00m0$Build-3</meta:generator>
    <meta:document-statistic meta:table-count="0" meta:image-count="0" meta:object-count="0" meta:page-count="8" meta:paragraph-count="198" meta:word-count="797" meta:character-count="6404" meta:non-whitespace-character-count="5239"/>
  </office:meta>
</office:document-meta>
</file>